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0ba" officeooo:paragraph-rsid="001150ba"/>
    </style:style>
    <style:style style:name="P2" style:family="paragraph" style:parent-style-name="Standard">
      <style:text-properties officeooo:rsid="0011fc19" officeooo:paragraph-rsid="0011fc19"/>
    </style:style>
    <style:style style:name="T1" style:family="text">
      <style:text-properties officeooo:rsid="0011fc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</text:p>
      <text:p text:style-name="P1"/>
      <text:p text:style-name="P1">Pedro Jacob Favoreto</text:p>
      <text:p text:style-name="P1"/>
      <text:p text:style-name="P1">Os passos necessários para a instalação de uma toolchain são:</text:p>
      <text:p text:style-name="P1"><text:s/></text:p>
      <text:p text:style-name="P1">1 – Escolher uma toolchain de interesse, levando em consideração a presença da biblioteca C (comunicação com o Kernel) e que seja fácil de atualizar. <text:span text:style-name="T1">Existem toolchains pré-compiladas, sendo uma fácil e inflexível opção, enquanto as que precisam ser compiladas completamente são de difícil uso, mas flexível e com grande suporte da comunidade. A toolchain escolhida no vídeo passado no roteiro foi a crosstool-NG.</text:span></text:p>
      <text:p text:style-name="P1"/>
      <text:p text:style-name="P2">2 – Depois de ter escolhido a ferramenta, é possivel instalar inicialmente clonando o repositório e instalando a versão de interesse, utilizando o comando make.</text:p>
      <text:p text:style-name="P2"/>
      <text:p text:style-name="P2">3 – Após feito isso, é necessário compilar a toolchain no QEMU, um emulador de <text:s/>processos,e retirar uma flag de somente leitura, para que seja possível realizar a compilação.</text:p>
      <text:p text:style-name="P2"/>
      <text:p text:style-name="P2">4 – Desta forma ja é possível testar a toolchain utilizando algum código para compilação.</text:p>
      <text:p text:style-name="P2"/>
      <text:p text:style-name="P2">5 - <text:s/>Com a ferramenta instalada, a primeira ação a se fazer é checar as configurações do compilador com as opções target e host.</text:p>
      <text:p text:style-name="P2"/>
      <text:p text:style-name="P2">6 – O próximo passo é analisar a biblioteca C para que seja possivel utilizar as funções necessárias para o kernel.</text:p>
      <text:p text:style-name="P2"/>
      <text:p text:style-name="P2">7 – A próxima ação é usar a vinculação estática com a biblioteca vinculada existente no executável, aumentando o tamanho do executável, a velocidade de execução, com o custo de uma compilação lenta.</text:p>
      <text:p text:style-name="P2"/>
      <text:p text:style-name="P2">8 – Por fim, usar a vinculação dinâmica em tempo de execução, com as bibliotecas sendo carregadas em memórias apenas uma vez, tornando o tempo de execução mais lento e tendo arquivos de execução men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2" meta:word-count="253" meta:character-count="1571" meta:non-whitespace-character-count="1318"/>
  </office:meta>
</office:document-meta>
</file>